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50806"/>
    </style:style>
    <style:style style:name="P7" style:family="paragraph" style:parent-style-name="Standard">
      <style:paragraph-properties fo:text-align="start" style:justify-single-word="false"/>
      <style:text-properties officeooo:rsid="000eb00e" officeooo:paragraph-rsid="000eb00e"/>
    </style:style>
    <style:style style:name="P8" style:family="paragraph" style:parent-style-name="Standard">
      <style:paragraph-properties fo:text-align="start" style:justify-single-word="false"/>
      <style:text-properties officeooo:rsid="000f2984"/>
    </style:style>
    <style:style style:name="P9" style:family="paragraph" style:parent-style-name="Standard">
      <style:paragraph-properties fo:text-align="center" style:justify-single-word="false" fo:padding="0cm" fo:border="none" style:join-border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 fo:padding="0cm" fo:border="none" style:join-border="false"/>
      <style:text-properties fo:font-weight="normal" officeooo:rsid="00142538" officeooo:paragraph-rsid="00150806" style:font-weight-asian="normal" style:font-weight-complex="normal"/>
    </style:style>
    <style:style style:name="P12" style:family="paragraph" style:parent-style-name="Standard">
      <style:paragraph-properties fo:text-align="start" style:justify-single-word="false" fo:padding="0cm" fo:border="none" style:join-border="false"/>
      <style:text-properties fo:font-weight="bold" officeooo:rsid="000eb00e" officeooo:paragraph-rsid="001122c2" style:font-weight-asian="bold" style:font-weight-complex="bold"/>
    </style:style>
    <style:style style:name="P13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4" style:family="paragraph" style:parent-style-name="Table_20_Contents">
      <style:text-properties officeooo:paragraph-rsid="00150806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0eb00e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0f86f5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f86f5" style:font-size-asian="15pt" style:font-size-complex="15pt"/>
    </style:style>
    <style:style style:name="T6" style:family="text">
      <style:text-properties officeooo:rsid="001245bf"/>
    </style:style>
    <style:style style:name="T7" style:family="text">
      <style:text-properties fo:text-transform="uppercase" fo:color="#8b1d59" style:font-name="Verdana" fo:font-size="9pt" fo:font-style="normal" fo:font-weight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6-04-17T00:04:39.035108280">17/04/16</text:date></text:p>
      <text:p text:style-name="P1"/>
      <text:h text:style-name="P13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9"><text:span text:style-name="T4"><text:text-input text:description="&lt;only_time()&gt;">&lt;only_time()&gt;</text:text-input></text:span></text:p>
      <text:p text:style-name="P12"/>
      <text:p text:style-name="P12"/>
      <text:p text:style-name="P12"><text:span text:style-name="T5"><text:text-input text:description="&lt;description&gt;">&lt;description&gt;</text:text-input></text:span><text:span text:style-name="T5"> : </text:span><text:span text:style-name="T5"><text:text-input text:description="&lt;price&gt;">&lt;price&gt;</text:text-input></text:span><text:span text:style-name="T5"> XPF</text:span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10"><text:span text:style-name="T6"><text:text-input text:description="&lt;if test=&quot;dilatation&quot;&gt;">&lt;if test="dilatation"&gt;</text:text-input></text:span></text:p>
      <text:p text:style-name="P6">Si vous devez être dilaté pour un examen de la rétine, des gouttes seront instilées dans vos 2 yeux dans la plupart des cas. Pensez à venir accompagné et à ne pas devoir conduire jusqu'à complète récupération visuel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L'instillation de ce collyre peut entraîner des troubles de la vue et la conduite automobile est à déconseiller après son instillation pendant une durée d'au moins 4 heures surtout lorsque les deux yeux ont été traités.</text:p>
          </table:table-cell>
        </table:table-row>
        <table:table-row>
          <table:table-cell table:style-name="Table2.A1" office:value-type="string">
            <text:p text:style-name="P14"><text:span text:style-name="T7">RÉFÉRENCE(S) OFFICIELLE(S):    </text:span>Rectificatif AMM française 28/03/2011</text:p>
          </table:table-cell>
        </table:table-row>
      </table:table>
      <text:p text:style-name="P6">L'instillation de ce médicament entraîne une mydriase génante pendant quelques heures. En conséquence, après instillation, la conduite de véhicules et/ou l'utilisation de machines sont à déconseiller, pendant toute la durée des troubles visuels.</text:p>
      <text:p text:style-name="P11">RÉFÉRENCE(S) OFFICIELLE(S): <text:s text:c="3"/>Rectificatif AMM française 09/02/2012</text:p>
      <text:p text:style-name="P10"><text:text-input text:description="&lt;/if&gt;">&lt;/if&gt;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6-04-17T00:04:38.936126451</dc:date>
    <meta:editing-duration>P1DT9H33M44S</meta:editing-duration>
    <meta:editing-cycles>196</meta:editing-cycles>
    <dc:creator>Laurent FRANCOIS</dc:creator>
    <meta:document-statistic meta:table-count="1" meta:image-count="0" meta:object-count="0" meta:page-count="1" meta:paragraph-count="15" meta:word-count="173" meta:character-count="1097" meta:non-whitespace-character-count="955"/>
  </office:meta>
</office:document-meta>
</file>